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1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307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58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094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049cm" draw:marker-end-width="0.04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57cm" fo:min-width="0cm" fo:padding-top="0.15cm" fo:padding-bottom="0.15cm" fo:padding-left="0.275cm" fo:padding-right="0.27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79cm" svg:height="0.623cm" svg:x="10.72cm" svg:y="24.084cm">
          <draw:text-box>
            <text:p><text:span text:style-name="T1">done</text:span></text:p>
          </draw:text-box>
        </draw:frame>
        <draw:frame draw:style-name="gr2" draw:text-style-name="P1" draw:layer="layout" svg:width="2.046cm" svg:height="0.623cm" svg:x="10.472cm" svg:y="22.641cm">
          <draw:text-box>
            <text:p><text:span text:style-name="T1">INT(minute)</text:span></text:p>
          </draw:text-box>
        </draw:frame>
        <draw:frame draw:style-name="gr3" draw:text-style-name="P1" draw:layer="layout" svg:width="1.179cm" svg:height="0.945cm" svg:x="1.12cm" svg:y="4.671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1.179cm" svg:height="1.267cm" svg:x="9.156cm" svg:y="4.956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4" draw:text-style-name="P1" draw:layer="layout" svg:width="1.746cm" svg:height="0.623cm" svg:x="17.34cm" svg:y="3.954cm">
          <draw:text-box>
            <text:p><text:span text:style-name="T1">INT(date)</text:span></text:p>
          </draw:text-box>
        </draw:frame>
        <draw:frame draw:style-name="gr4" draw:text-style-name="P1" draw:layer="layout" svg:width="2.11cm" svg:height="0.623cm" svg:x="13.64cm" svg:y="2.552cm">
          <draw:text-box>
            <text:p><text:span text:style-name="T1">INT(second)</text:span></text:p>
          </draw:text-box>
        </draw:frame>
        <draw:frame draw:style-name="gr4" draw:text-style-name="P1" draw:layer="layout" svg:width="1.759cm" svg:height="0.623cm" svg:x="7.34cm" svg:y="2.552cm">
          <draw:text-box>
            <text:p><text:span text:style-name="T1">INT(hour)</text:span></text:p>
          </draw:text-box>
        </draw:frame>
        <draw:frame draw:style-name="gr4" draw:text-style-name="P1" draw:layer="layout" svg:width="2.046cm" svg:height="0.623cm" svg:x="10.439cm" svg:y="2.551cm">
          <draw:text-box>
            <text:p><text:span text:style-name="T1">INT(minute)</text:span></text:p>
          </draw:text-box>
        </draw:frame>
        <draw:frame draw:style-name="gr5" draw:text-style-name="P1" draw:layer="layout" svg:width="1.322cm" svg:height="1.267cm" svg:x="14.946cm" svg:y="21.73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3" draw:text-style-name="P1" draw:layer="layout" svg:width="1.153cm" svg:height="0.623cm" svg:x="10.564cm" svg:y="21.971cm">
          <draw:text-box>
            <text:p><text:span text:style-name="T1">back</text:span></text:p>
          </draw:text-box>
        </draw:frame>
        <draw:frame draw:style-name="gr4" draw:text-style-name="P1" draw:layer="layout" svg:width="1.119cm" svg:height="0.623cm" svg:x="17.332cm" svg:y="16.836cm">
          <draw:text-box>
            <text:p><text:span text:style-name="T1">STR</text:span></text:p>
          </draw:text-box>
        </draw:frame>
        <draw:frame draw:style-name="gr4" draw:text-style-name="P1" draw:layer="layout" svg:width="1.204cm" svg:height="0.623cm" svg:x="5.431cm" svg:y="5.584cm">
          <draw:text-box>
            <text:p><text:span text:style-name="T1">clock</text:span></text:p>
          </draw:text-box>
        </draw:frame>
        <draw:frame draw:style-name="gr4" draw:text-style-name="P1" draw:layer="layout" svg:width="0.997cm" svg:height="0.623cm" svg:x="18.077cm" svg:y="13.802cm">
          <draw:text-box>
            <text:p><text:span text:style-name="T1">yes</text:span></text:p>
          </draw:text-box>
        </draw:frame>
        <draw:frame draw:style-name="gr4" draw:text-style-name="P1" draw:layer="layout" svg:width="1.179cm" svg:height="0.945cm" svg:x="2.371cm" svg:y="23.14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2.567cm" svg:height="0.623cm" svg:x="5.892cm" svg:y="26.259cm">
          <draw:text-box>
            <text:p><text:span text:style-name="T1">INT(schedule #)</text:span></text:p>
          </draw:text-box>
        </draw:frame>
        <draw:frame draw:style-name="gr4" draw:text-style-name="P1" draw:layer="layout" svg:width="2.567cm" svg:height="0.623cm" svg:x="11.002cm" svg:y="18.974cm">
          <draw:text-box>
            <text:p><text:span text:style-name="T1">INT(schedule #)</text:span></text:p>
          </draw:text-box>
        </draw:frame>
        <draw:frame draw:style-name="gr4" draw:text-style-name="P1" draw:layer="layout" svg:width="1.322cm" svg:height="1.267cm" svg:x="16.018cm" svg:y="15.805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3.819cm" svg:y="15.97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9.82cm" svg:y="16.006cm">
          <draw:text-box>
            <text:p><text:span text:style-name="T1">back</text:span></text:p>
          </draw:text-box>
        </draw:frame>
        <draw:frame draw:style-name="gr4" draw:text-style-name="P1" draw:layer="layout" svg:width="3.227cm" svg:height="0.623cm" svg:x="12.417cm" svg:y="17.204cm">
          <draw:text-box>
            <text:p><text:span text:style-name="T1">STR(schedule name)</text:span></text:p>
          </draw:text-box>
        </draw:frame>
        <draw:frame draw:style-name="gr4" draw:text-style-name="P1" draw:layer="layout" svg:width="1.068cm" svg:height="0.623cm" svg:x="9.217cm" svg:y="17.204cm">
          <draw:text-box>
            <text:p><text:span text:style-name="T1">new</text:span></text:p>
          </draw:text-box>
        </draw:frame>
        <draw:frame draw:style-name="gr1" draw:text-style-name="P1" draw:layer="layout" svg:width="1.687cm" svg:height="0.623cm" svg:x="6.52cm" svg:y="15.384cm">
          <draw:text-box>
            <text:p><text:span text:style-name="T1">schedule</text:span></text:p>
          </draw:text-box>
        </draw:frame>
        <draw:frame draw:style-name="gr1" draw:text-style-name="P1" draw:layer="layout" svg:width="1.179cm" svg:height="0.623cm" svg:x="12.119cm" svg:y="9.983cm">
          <draw:text-box>
            <text:p><text:span text:style-name="T1">done</text:span></text:p>
          </draw:text-box>
        </draw:frame>
        <draw:frame draw:style-name="gr4" draw:text-style-name="P1" draw:layer="layout" svg:width="1.153cm" svg:height="0.623cm" svg:x="9.819cm" svg:y="11.405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3.818cm" svg:y="11.469cm">
          <draw:text-box>
            <text:p><text:span text:style-name="T1">back</text:span></text:p>
          </draw:text-box>
        </draw:frame>
        <draw:frame draw:style-name="gr4" draw:text-style-name="P1" draw:layer="layout" svg:width="1.687cm" svg:height="2.555cm" svg:x="8.475cm" svg:y="9.06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4" draw:text-style-name="P1" draw:layer="layout" svg:width="2.08cm" svg:height="0.945cm" svg:x="16.083cm" svg:y="10.387cm">
          <draw:text-box>
            <text:p><text:span text:style-name="T1">INT(off secs</text:span></text:p>
            <text:p><text:span text:style-name="T1">done</text:span></text:p>
          </draw:text-box>
        </draw:frame>
        <draw:frame draw:style-name="gr4" draw:text-style-name="P1" draw:layer="layout" svg:width="2.178cm" svg:height="0.623cm" svg:x="13.217cm" svg:y="12.703cm">
          <draw:text-box>
            <text:p><text:span text:style-name="T1">INT(on secs)</text:span></text:p>
          </draw:text-box>
        </draw:frame>
        <draw:frame draw:style-name="gr4" draw:text-style-name="P1" draw:layer="layout" svg:width="1.602cm" svg:height="0.623cm" svg:x="6.317cm" svg:y="12.402cm">
          <draw:text-box>
            <text:p><text:span text:style-name="T1">INT(0-7)</text:span></text:p>
          </draw:text-box>
        </draw:frame>
        <draw:frame draw:style-name="gr4" draw:text-style-name="P1" draw:layer="layout" svg:width="1.204cm" svg:height="0.623cm" svg:x="10.017cm" svg:y="12.703cm">
          <draw:text-box>
            <text:p><text:span text:style-name="T1">cycle</text:span></text:p>
          </draw:text-box>
        </draw:frame>
        <draw:custom-shape draw:style-name="gr6" draw:text-style-name="P2" xml:id="id1" draw:id="id1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929cm" svg:y1="7.647cm" svg:x2="8.057cm" svg:y2="13.272cm" draw:start-shape="id1" draw:start-glue-point="8" draw:end-shape="id2" draw:end-glue-point="6" svg:d="M4929 7647c0 3750 1042 5625 3128 5625" svg:viewBox="0 0 3129 5626">
          <text:p/>
        </draw:connector>
        <draw:custom-shape draw:style-name="gr6" draw:text-style-name="P2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9.327cm" svg:y1="13.272cm" svg:x2="11.784cm" svg:y2="13.286cm" draw:start-shape="id2" draw:start-glue-point="10" draw:end-shape="id3" draw:end-glue-point="6" svg:d="M9327 13272c1843 0 615 14 2457 14" svg:viewBox="0 0 2458 15">
          <text:p/>
        </draw:connector>
        <draw:custom-shape draw:style-name="gr6" draw:text-style-name="P2" xml:id="id4" draw:id="id4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3.054cm" svg:y1="13.286cm" svg:x2="15.685cm" svg:y2="13.287cm" draw:start-shape="id3" draw:start-glue-point="10" draw:end-shape="id4" draw:end-glue-point="6" svg:d="M13054 13286c1974 0 659 1 2631 1" svg:viewBox="0 0 2632 2">
          <text:p/>
        </draw:connector>
        <draw:connector draw:style-name="gr7" draw:text-style-name="P3" draw:layer="layout" draw:type="curve" svg:x1="16.32cm" svg:y1="12.652cm" svg:x2="5.564cm" svg:y2="7.012cm" draw:start-shape="id4" draw:start-glue-point="4" draw:end-shape="id1" draw:end-glue-point="10" svg:d="M16320 12652c0-3760-3585-5640-10756-5640" svg:viewBox="0 0 10757 5641">
          <text:p/>
        </draw:connector>
        <draw:custom-shape draw:style-name="gr6" draw:text-style-name="P2" xml:id="id7" draw:id="id7" draw:layer="layout" svg:width="1.27cm" svg:height="1.27cm" svg:x="15.647cm" svg:y="17.18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1.27cm" svg:height="1.27cm" svg:x="11.087cm" svg:y="17.15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5.871cm" svg:y1="12.838cm" svg:x2="12.419cm" svg:y2="12.651cm" draw:start-shape="id4" draw:start-glue-point="5" draw:end-shape="id3" draw:end-glue-point="4" svg:d="M15871 12838c0-1069-3452-976-3452-187" svg:viewBox="0 0 3453 792">
          <text:p/>
        </draw:connector>
        <draw:connector draw:style-name="gr7" draw:text-style-name="P3" draw:layer="layout" draw:type="curve" svg:x1="11.97cm" svg:y1="12.837cm" svg:x2="8.692cm" svg:y2="12.637cm" draw:start-shape="id3" draw:start-glue-point="5" draw:end-shape="id2" draw:end-glue-point="4" svg:d="M11970 12837c0-1089-3278-989-3278-200" svg:viewBox="0 0 3279 806">
          <text:p/>
        </draw:connector>
        <draw:connector draw:style-name="gr7" draw:text-style-name="P3" draw:layer="layout" draw:type="curve" svg:x1="12.419cm" svg:y1="12.651cm" svg:x2="5.564cm" svg:y2="7.012cm" draw:start-shape="id3" draw:start-glue-point="4" draw:end-shape="id1" draw:end-glue-point="10" svg:d="M12419 12651c0-3760-2285-5639-6855-5639" svg:viewBox="0 0 6856 5640">
          <text:p/>
        </draw:connector>
        <draw:connector draw:style-name="gr7" draw:text-style-name="P3" draw:layer="layout" draw:type="curve" svg:x1="8.692cm" svg:y1="12.637cm" svg:x2="5.564cm" svg:y2="7.012cm" draw:start-shape="id2" draw:start-glue-point="4" draw:end-shape="id1" draw:end-glue-point="10" svg:d="M8692 12637c0-3750-1042-5625-3128-5625" svg:viewBox="0 0 3129 5626">
          <text:p/>
        </draw:connector>
        <draw:connector draw:style-name="gr7" draw:text-style-name="P3" draw:layer="layout" draw:type="curve" draw:line-skew="2.129cm" svg:x1="4.929cm" svg:y1="7.647cm" svg:x2="7.922cm" svg:y2="17.154cm" draw:start-shape="id1" draw:start-glue-point="8" draw:end-shape="id5" draw:end-glue-point="4" svg:d="M4929 7647c0 10324 2993 5571 2993 9507" svg:viewBox="0 0 2994 9508">
          <text:p/>
        </draw:connector>
        <draw:connector draw:style-name="gr7" draw:text-style-name="P3" draw:layer="layout" draw:type="curve" draw:line-skew="-1.71cm" svg:x1="7.473cm" svg:y1="17.34cm" svg:x2="4.294cm" svg:y2="7.012cm" draw:start-shape="id5" draw:start-glue-point="5" draw:end-shape="id1" draw:end-glue-point="6" svg:d="M7473 17340c-8122 0-6533-10328-3179-10328" svg:viewBox="0 0 5915 10329">
          <text:p/>
        </draw:connector>
        <draw:frame draw:style-name="gr3" draw:text-style-name="P1" draw:layer="layout" svg:width="1.179cm" svg:height="0.945cm" svg:x="1.67cm" svg:y="11.708cm">
          <draw:text-box>
            <text:p><text:span text:style-name="T1">back</text:span></text:p>
            <text:p><text:span text:style-name="T1">done</text:span></text:p>
          </draw:text-box>
        </draw:frame>
        <draw:connector draw:style-name="gr7" draw:text-style-name="P3" draw:layer="layout" draw:type="curve" svg:x1="8.557cm" svg:y1="17.789cm" svg:x2="11.087cm" svg:y2="17.789cm" draw:start-shape="id5" draw:start-glue-point="10" draw:end-shape="id6" draw:end-glue-point="6" svg:d="M8557 17789h2530" svg:viewBox="0 0 2531 1">
          <text:p/>
        </draw:connector>
        <draw:connector draw:style-name="gr7" draw:text-style-name="P3" draw:layer="layout" draw:type="curve" svg:x1="12.357cm" svg:y1="17.789cm" svg:x2="15.647cm" svg:y2="17.817cm" draw:start-shape="id6" draw:start-glue-point="10" draw:end-shape="id7" svg:d="M12357 17789c2469 0 824 28 3290 28" svg:viewBox="0 0 3291 29">
          <text:p/>
        </draw:connector>
        <draw:connector draw:style-name="gr7" draw:text-style-name="P3" draw:layer="layout" draw:type="curve" draw:line-skew="0.488cm" svg:x1="7.922cm" svg:y1="18.424cm" svg:x2="15.833cm" svg:y2="18.266cm" draw:start-shape="id5" draw:start-glue-point="8" draw:end-shape="id7" draw:end-glue-point="7" svg:d="M7922 18424c0 1564 7911 1643 7911-158" svg:viewBox="0 0 7912 1342">
          <text:p/>
        </draw:connector>
        <draw:connector draw:style-name="gr7" draw:text-style-name="P3" draw:layer="layout" draw:type="curve" svg:x1="11.273cm" svg:y1="17.34cm" svg:x2="7.922cm" svg:y2="17.154cm" draw:start-shape="id6" draw:start-glue-point="5" draw:end-shape="id5" draw:end-glue-point="4" svg:d="M11273 17340c0-1068-3351-975-3351-186" svg:viewBox="0 0 3352 791">
          <text:p/>
        </draw:connector>
        <draw:connector draw:style-name="gr7" draw:text-style-name="P3" draw:layer="layout" draw:type="curve" svg:x1="15.833cm" svg:y1="17.368cm" svg:x2="11.722cm" svg:y2="17.154cm" draw:start-shape="id7" draw:start-glue-point="5" draw:end-shape="id6" draw:end-glue-point="4" svg:d="M15833 17368c0-1110-4111-1003-4111-214" svg:viewBox="0 0 4112 821">
          <text:p/>
        </draw:connector>
        <draw:connector draw:style-name="gr7" draw:text-style-name="P3" draw:layer="layout" draw:type="curve" draw:line-skew="-1.256cm" svg:x1="16.282cm" svg:y1="17.182cm" svg:x2="7.922cm" svg:y2="17.154cm" draw:start-shape="id7" draw:start-glue-point="4" draw:end-shape="id5" svg:d="M16282 17182c0-2715-8360-2701-8360-28" svg:viewBox="0 0 8361 2036">
          <text:p/>
        </draw:connector>
        <draw:connector draw:style-name="gr7" draw:text-style-name="P3" draw:layer="layout" draw:type="curve" draw:line-skew="-0.985cm" svg:x1="7.287cm" svg:y1="17.789cm" svg:x2="3.387cm" svg:y2="26.262cm" draw:start-shape="id5" draw:start-glue-point="6" draw:end-shape="id8" draw:end-glue-point="6" svg:d="M7287 17789c-8116 0-6166 8473-3900 8473" svg:viewBox="0 0 5880 8474">
          <text:p/>
        </draw:connector>
        <draw:connector draw:style-name="gr7" draw:text-style-name="P3" draw:layer="layout" draw:type="curve" svg:x1="19.038cm" svg:y1="12.634cm" svg:x2="5.564cm" svg:y2="7.012cm" draw:start-shape="id9" draw:start-glue-point="4" draw:end-shape="id1" draw:end-glue-point="10" svg:d="M19038 12634c0-3748-4491-5622-13474-5622" svg:viewBox="0 0 13475 5623">
          <text:p/>
        </draw:connector>
        <draw:connector draw:style-name="gr7" draw:text-style-name="P3" draw:layer="layout" draw:type="curve" svg:x1="3.573cm" svg:y1="25.813cm" svg:x2="7.473cm" svg:y2="18.238cm" draw:start-shape="id8" draw:start-glue-point="5" draw:end-shape="id5" draw:end-glue-point="7" svg:d="M3573 25813c0-5680 3900-1893 3900-7575" svg:viewBox="0 0 3901 7576">
          <text:p/>
        </draw:connector>
        <draw:frame draw:style-name="gr4" draw:text-style-name="P1" draw:layer="layout" svg:width="1.373cm" svg:height="0.623cm" svg:x="5.217cm" svg:y="18.203cm">
          <draw:text-box>
            <text:p><text:span text:style-name="T1">assign</text:span></text:p>
          </draw:text-box>
        </draw:frame>
        <draw:custom-shape draw:style-name="gr6" draw:text-style-name="P2" xml:id="id11" draw:id="id11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653cm" svg:height="0.945cm" svg:x="18.937cm" svg:y="24.036cm">
          <draw:text-box>
            <text:p><text:span text:style-name="T1">INT(day)</text:span></text:p>
            <text:p><text:span text:style-name="T1">all</text:span></text:p>
          </draw:text-box>
        </draw:frame>
        <draw:frame draw:style-name="gr8" draw:text-style-name="P1" draw:layer="layout" svg:width="2.423cm" svg:height="0.623cm" svg:x="13.744cm" svg:y="26.345cm">
          <draw:text-box>
            <text:p><text:span text:style-name="T1">INT(channel #)</text:span></text:p>
          </draw:text-box>
        </draw:frame>
        <draw:connector draw:style-name="gr7" draw:text-style-name="P3" draw:layer="layout" draw:type="curve" svg:x1="19.07cm" svg:y1="25.627cm" svg:x2="19.038cm" svg:y2="13.904cm" draw:start-shape="id10" draw:start-glue-point="4" draw:end-shape="id9" draw:end-glue-point="8" svg:d="M19070 25627c0-8791-32-2930-32-11723" svg:viewBox="0 0 33 11724">
          <text:p/>
        </draw:connector>
        <draw:connector draw:style-name="gr7" draw:text-style-name="P3" draw:layer="layout" draw:type="curve" svg:x1="4.657cm" svg:y1="26.262cm" svg:x2="9.512cm" svg:y2="26.262cm" draw:start-shape="id8" draw:start-glue-point="10" draw:end-shape="id11" draw:end-glue-point="6" svg:d="M4657 26262h4855" svg:viewBox="0 0 4856 1">
          <text:p/>
        </draw:connector>
        <draw:connector draw:style-name="gr7" draw:text-style-name="P3" draw:layer="layout" draw:type="curve" svg:x1="10.782cm" svg:y1="26.262cm" svg:x2="18.435cm" svg:y2="26.262cm" draw:start-shape="id11" draw:start-glue-point="10" draw:end-shape="id10" svg:d="M10782 26262h7653" svg:viewBox="0 0 7654 1">
          <text:p/>
        </draw:connector>
        <draw:custom-shape draw:style-name="gr6" draw:text-style-name="P2" xml:id="id9" draw:id="id9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1.27cm" svg:height="1.27cm" svg:x="6.095cm" svg:y="2.4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1.27cm" svg:height="1.27cm" svg:x="8.696cm" svg:y="21.27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draw:line-skew="0.376cm" svg:x1="16.282cm" svg:y1="18.452cm" svg:x2="9.331cm" svg:y2="21.279cm" draw:start-shape="id7" draw:start-glue-point="8" draw:end-shape="id12" draw:end-glue-point="4" svg:d="M16282 18452c0 2685-6951 1272-6951 2827" svg:viewBox="0 0 6952 2828">
          <text:p/>
        </draw:connector>
        <draw:connector draw:style-name="gr7" draw:text-style-name="P3" draw:layer="layout" draw:type="curve" svg:x1="9.331cm" svg:y1="22.549cm" svg:x2="13.514cm" svg:y2="23.313cm" draw:start-shape="id12" draw:start-glue-point="8" draw:end-shape="id13" draw:end-glue-point="6" svg:d="M9331 22549c0 510 1394 764 4183 764" svg:viewBox="0 0 4184 765">
          <text:p/>
        </draw:connector>
        <draw:frame draw:style-name="gr4" draw:text-style-name="P1" draw:layer="layout" svg:width="1.759cm" svg:height="0.623cm" svg:x="9.538cm" svg:y="19.85cm">
          <draw:text-box>
            <text:p><text:span text:style-name="T1">INT(hour)</text:span></text:p>
          </draw:text-box>
        </draw:frame>
        <draw:connector draw:style-name="gr7" draw:text-style-name="P3" draw:layer="layout" draw:type="curve" svg:x1="14.784cm" svg:y1="23.313cm" svg:x2="16.731cm" svg:y2="18.266cm" draw:start-shape="id13" draw:start-glue-point="10" draw:end-shape="id7" draw:end-glue-point="9" svg:d="M14784 23313c1298 0 1947-1682 1947-5047" svg:viewBox="0 0 1948 5048">
          <text:p/>
        </draw:connector>
        <draw:connector draw:style-name="gr7" draw:text-style-name="P3" draw:layer="layout" draw:type="curve" svg:x1="16.731cm" svg:y1="17.368cm" svg:x2="16.731cm" svg:y2="18.266cm" draw:start-shape="id7" draw:start-glue-point="11" draw:end-shape="id7" draw:end-glue-point="9" svg:d="M16731 17368c1069 0 1069 898 0 898" svg:viewBox="0 0 803 899">
          <text:p/>
        </draw:connector>
        <draw:custom-shape draw:style-name="gr6" draw:text-style-name="P2" xml:id="id13" draw:id="id13" draw:layer="layout" svg:width="1.27cm" svg:height="1.27cm" svg:x="13.514cm" svg:y="22.67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4.149cm" svg:y1="22.678cm" svg:x2="9.966cm" svg:y2="21.914cm" draw:start-shape="id13" draw:start-glue-point="4" draw:end-shape="id12" draw:end-glue-point="10" svg:d="M14149 22678c0-510-1394-764-4183-764" svg:viewBox="0 0 4184 765">
          <text:p/>
        </draw:connector>
        <draw:connector draw:style-name="gr7" draw:text-style-name="P3" draw:layer="layout" draw:type="curve" draw:line-skew="1.229cm" svg:x1="9.78cm" svg:y1="21.465cm" svg:x2="16.731cm" svg:y2="18.266cm" draw:start-shape="id12" draw:start-glue-point="11" draw:end-shape="id7" draw:end-glue-point="9" svg:d="M9780 21465c0-555 6951 1044 6951-3199" svg:viewBox="0 0 6952 3200">
          <text:p/>
        </draw:connector>
        <draw:connector draw:style-name="gr7" draw:text-style-name="P3" draw:layer="layout" draw:type="curve" draw:line-skew="-0.323cm" svg:x1="14.149cm" svg:y1="23.948cm" svg:x2="7.473cm" svg:y2="18.238cm" draw:start-shape="id13" draw:start-glue-point="8" draw:end-shape="id5" draw:end-glue-point="7" svg:d="M14149 23948c0 306-6676 3161-6676-5710" svg:viewBox="0 0 6677 6389">
          <text:p/>
        </draw:connector>
        <draw:connector draw:style-name="gr7" draw:text-style-name="P3" draw:layer="layout" draw:type="curve" draw:line-skew="-0.126cm" svg:x1="9.698cm" svg:y1="25.813cm" svg:x2="4.022cm" svg:y2="25.627cm" draw:start-shape="id11" draw:start-glue-point="5" draw:end-shape="id8" draw:end-glue-point="4" svg:d="M9698 25813c0-1257-5676-1164-5676-186" svg:viewBox="0 0 5677 932">
          <text:p/>
        </draw:connector>
        <draw:connector draw:style-name="gr7" draw:text-style-name="P3" draw:layer="layout" draw:type="curve" svg:x1="18.621cm" svg:y1="25.813cm" svg:x2="10.147cm" svg:y2="25.627cm" draw:start-shape="id10" draw:start-glue-point="5" draw:end-shape="id11" draw:end-glue-point="4" svg:d="M18621 25813c0-1068-8474-975-8474-186" svg:viewBox="0 0 8475 791">
          <text:p/>
        </draw:connector>
        <draw:custom-shape draw:style-name="gr6" draw:text-style-name="P2" xml:id="id15" draw:id="id15" draw:layer="layout" svg:width="1.27cm" svg:height="1.27cm" svg:x="9.129cm" svg:y="2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1.27cm" svg:height="1.27cm" svg:x="12.462cm" svg:y="2.4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1.27cm" svg:height="1.277cm" svg:x="15.596cm" svg:y="2.4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1.27cm" svg:height="1.27cm" svg:x="10.496cm" svg:y="5.079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1.27cm" svg:height="1.27cm" svg:x="14.455cm" svg:y="5.084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9" draw:id="id19" draw:layer="layout" svg:width="1.27cm" svg:height="1.27cm" svg:x="18.651cm" svg:y="5.07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7.365cm" svg:y1="3.113cm" svg:x2="9.129cm" svg:y2="3.113cm" draw:start-shape="id14" draw:start-glue-point="10" draw:end-shape="id15" draw:end-glue-point="6" svg:d="M7365 3113h1764" svg:viewBox="0 0 1765 1">
          <text:p/>
        </draw:connector>
        <draw:connector draw:style-name="gr7" draw:text-style-name="P3" draw:layer="layout" draw:type="curve" svg:x1="10.399cm" svg:y1="3.113cm" svg:x2="12.462cm" svg:y2="3.113cm" draw:start-shape="id15" draw:start-glue-point="10" draw:end-shape="id16" svg:d="M10399 3113h2063" svg:viewBox="0 0 2064 1">
          <text:p/>
        </draw:connector>
        <draw:connector draw:style-name="gr7" draw:text-style-name="P3" draw:layer="layout" draw:type="curve" svg:x1="13.732cm" svg:y1="3.113cm" svg:x2="15.596cm" svg:y2="3.11cm" draw:start-shape="id16" draw:start-glue-point="10" draw:end-shape="id17" draw:end-glue-point="6" svg:d="M13732 3113c1399 0 468-3 1864-3" svg:viewBox="0 0 1865 4">
          <text:p/>
        </draw:connector>
        <draw:custom-shape draw:style-name="gr6" draw:text-style-name="P2" xml:id="id18" draw:id="id18" draw:layer="layout" svg:width="1.27cm" svg:height="1.268cm" svg:x="18.597cm" svg:y="2.4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712cm" svg:height="0.623cm" svg:x="16.84cm" svg:y="2.553cm">
          <draw:text-box>
            <text:p><text:span text:style-name="T1">INT(dow)</text:span></text:p>
          </draw:text-box>
        </draw:frame>
        <draw:connector draw:style-name="gr7" draw:text-style-name="P3" draw:layer="layout" draw:type="curve" svg:x1="16.766cm" svg:y1="3.11cm" svg:x2="18.597cm" svg:y2="3.105cm" draw:end-shape="id18" draw:end-glue-point="6" svg:d="M16766 3110c979 0 64-5 1831-5" svg:viewBox="0 0 1832 6">
          <text:p/>
        </draw:connector>
        <draw:connector draw:style-name="gr7" draw:text-style-name="P3" draw:layer="layout" draw:type="curve" svg:x1="19.232cm" svg:y1="3.739cm" svg:x2="19.286cm" svg:y2="5.07cm" draw:start-shape="id18" draw:start-glue-point="8" draw:end-shape="id19" draw:end-glue-point="4" svg:d="M19232 3739c0 999 54 334 54 1331" svg:viewBox="0 0 55 1332">
          <text:p/>
        </draw:connector>
        <draw:frame draw:style-name="gr4" draw:text-style-name="P1" draw:layer="layout" svg:width="1.983cm" svg:height="0.623cm" svg:x="16.34cm" svg:y="5.154cm">
          <draw:text-box>
            <text:p><text:span text:style-name="T1">INT(month)</text:span></text:p>
          </draw:text-box>
        </draw:frame>
        <draw:frame draw:style-name="gr4" draw:text-style-name="P1" draw:layer="layout" svg:width="1.746cm" svg:height="0.623cm" svg:x="12.34cm" svg:y="5.154cm">
          <draw:text-box>
            <text:p><text:span text:style-name="T1">INT(year)</text:span></text:p>
          </draw:text-box>
        </draw:frame>
        <draw:connector draw:style-name="gr7" draw:text-style-name="P3" draw:layer="layout" draw:type="curve" svg:x1="18.651cm" svg:y1="5.705cm" svg:x2="15.725cm" svg:y2="5.719cm" draw:start-shape="id19" draw:start-glue-point="6" draw:end-shape="id20" draw:end-glue-point="10" svg:d="M18651 5705c-2193 0-730 14-2926 14" svg:viewBox="0 0 2927 15">
          <text:p/>
        </draw:connector>
        <draw:connector draw:style-name="gr7" draw:text-style-name="P3" draw:layer="layout" draw:type="curve" svg:x1="14.455cm" svg:y1="5.719cm" svg:x2="11.766cm" svg:y2="5.714cm" draw:start-shape="id20" draw:start-glue-point="6" draw:end-shape="id21" svg:d="M14455 5719c-2016 0-672-5-2689-5" svg:viewBox="0 0 2690 6">
          <text:p/>
        </draw:connector>
        <draw:connector draw:style-name="gr7" draw:text-style-name="P3" draw:layer="layout" draw:type="curve" svg:x1="10.496cm" svg:y1="5.714cm" svg:x2="5.564cm" svg:y2="7.012cm" draw:start-shape="id21" draw:start-glue-point="6" draw:end-shape="id1" draw:end-glue-point="10" svg:d="M10496 5714c-3697 0-1232 1298-4932 1298" svg:viewBox="0 0 4933 1299">
          <text:p/>
        </draw:connector>
        <draw:connector draw:style-name="gr7" draw:text-style-name="P3" draw:layer="layout" draw:type="curve" draw:line-skew="-2.035cm" svg:x1="6.095cm" svg:y1="3.113cm" svg:x2="4.294cm" svg:y2="7.012cm" draw:start-shape="id14" draw:start-glue-point="6" draw:end-shape="id1" draw:end-glue-point="6" svg:d="M6095 3113c-6543 0-5642 3899-1801 3899" svg:viewBox="0 0 4803 3900">
          <text:p/>
        </draw:connector>
        <draw:connector draw:style-name="gr7" draw:text-style-name="P3" draw:layer="layout" draw:type="curve" svg:x1="5.378cm" svg:y1="6.563cm" svg:x2="6.73cm" svg:y2="3.748cm" draw:start-shape="id1" draw:start-glue-point="11" draw:end-shape="id14" draw:end-glue-point="8" svg:d="M5378 6563c0-2250 1352-843 1352-2815" svg:viewBox="0 0 1353 2816">
          <text:p/>
        </draw:connector>
        <draw:connector draw:style-name="gr7" draw:text-style-name="P3" draw:layer="layout" draw:type="curve" draw:line-skew="-1.311cm -0.673cm" svg:x1="4.929cm" svg:y1="6.377cm" svg:x2="4.294cm" svg:y2="7.012cm" draw:start-shape="id1" draw:start-glue-point="4" draw:end-shape="id1" draw:end-glue-point="6" svg:d="M4929 6377c0-2755-918-2297-1526-1449s-907 2084 891 2084" svg:viewBox="0 0 1998 2738">
          <text:p/>
        </draw:connector>
        <draw:frame draw:style-name="gr4" draw:text-style-name="P1" draw:layer="layout" svg:width="1.153cm" svg:height="0.623cm" svg:x="6.321cm" svg:y="24.207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14.722cm" svg:y="24.308cm">
          <draw:text-box>
            <text:p><text:span text:style-name="T1">back</text:span></text:p>
          </draw:text-box>
        </draw:frame>
        <draw:frame draw:style-name="gr4" draw:text-style-name="P1" draw:layer="layout" svg:width="1.505cm" svg:height="1.589cm" svg:x="3.333cm" svg:y="4.437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4-12-08T17:25:09.934828158</dc:date>
    <dc:creator>Mark Mara</dc:creator>
    <meta:editing-duration>PT2H13M6S</meta:editing-duration>
    <meta:editing-cycles>4</meta:editing-cycles>
    <meta:generator>LibreOffice/4.2.7.2$Linux_X86_64 LibreOffice_project/420m0$Build-2</meta:generator>
    <meta:printed-by>Mark Mara</meta:printed-by>
    <meta:print-date>2014-12-08T16:11:17.290458774</meta:print-date>
    <meta:document-statistic meta:object-count="104"/>
  </office:meta>
</office:document-meta>
</file>